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9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f99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 style:data-style-name="N129"/>
    <style:style style:name="ce6" style:family="table-cell" style:parent-style-name="Default">
      <style:table-cell-properties fo:background-color="#99ff99"/>
    </style:style>
    <style:style style:name="ce7" style:family="table-cell" style:parent-style-name="Default" style:data-style-name="N129">
      <style:table-cell-properties fo:background-color="#99ff99"/>
    </style:style>
    <style:style style:name="ce8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6126in" svg:height="5.9531in" svg:x="0.1827in" svg:y="4.8571in">
            <draw:object draw:notify-on-update-of-ranges="Sheet1.C14:Sheet1.K14 Sheet1.B15:Sheet1.B15 Sheet1.C15:Sheet1.K15 Sheet1.B16:Sheet1.B16 Sheet1.C16:Sheet1.K16 Sheet1.B17:Sheet1.B17 Sheet1.C17:Sheet1.K17 Sheet1.B18:Sheet1.B18 Sheet1.C18:Sheet1.K18 Sheet1.B19:Sheet1.B19 Sheet1.C19:Sheet1.K19 Sheet1.B20:Sheet1.B20 Sheet1.C20:Sheet1.K20 Sheet1.B21:Sheet1.B21 Sheet1.C21:Sheet1.K21 Sheet1.B22:Sheet1.B22 Sheet1.C22:Sheet1.K22 Sheet1.B23:Sheet1.B23 Sheet1.C23:Sheet1.K23 Sheet1.B24:Sheet1.B24 Sheet1.C24:Sheet1.K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number-columns-repeated="26" table:default-cell-style-name="Default"/>
        <table:table-row table:style-name="ro1">
          <table:table-cell/>
          <table:table-cell table:style-name="ce1" office:value-type="string" calcext:value-type="string">
            <text:p>TLB=128</text:p>
          </table:table-cell>
          <table:table-cell table:style-name="ce4" table:number-columns-repeated="9"/>
          <table:table-cell table:style-name="ce1"/>
          <table:table-cell table:style-name="ce4" table:number-columns-repeated="16"/>
        </table:table-row>
        <table:table-row table:style-name="ro1">
          <table:table-cell/>
          <table:table-cell table:style-name="ce1" office:value-type="string" calcext:value-type="string">
            <text:p>Cycles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  <table:table-cell office:value-type="string" calcext:value-type="string">
            <text:p>graph_s14</text:p>
          </table:table-cell>
          <table:table-cell office:value-type="string" calcext:value-type="string">
            <text:p>graph_s17</text:p>
          </table:table-cell>
          <table:table-cell office:value-type="string" calcext:value-type="string">
            <text:p>ssca_s10</text:p>
          </table:table-cell>
          <table:table-cell office:value-type="string" calcext:value-type="string">
            <text:p>ssca_s20</text:p>
          </table:table-cell>
          <table:table-cell office:value-type="string" calcext:value-type="string">
            <text:p>gups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bwaves</text:p>
          </table:table-cell>
          <table:table-cell office:value-type="string" calcext:value-type="string">
            <text:p>cactusADM</text:p>
          </table:table-cell>
          <table:table-cell office:value-type="string" calcext:value-type="string">
            <text:p>dealII</text:p>
          </table:table-cell>
          <table:table-cell office:value-type="string" calcext:value-type="string">
            <text:p>gamess</text:p>
          </table:table-cell>
          <table:table-cell office:value-type="string" calcext:value-type="string">
            <text:p>gobmk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hmmer</text:p>
          </table:table-cell>
          <table:table-cell office:value-type="string" calcext:value-type="string">
            <text:p>perlbench</text:p>
          </table:table-cell>
          <table:table-cell office:value-type="string" calcext:value-type="string">
            <text:p>zeusmp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soplex</text:p>
          </table:table-cell>
          <table:table-cell office:value-type="string" calcext:value-type="string">
            <text:p>omnetpp</text:p>
          </table:table-cell>
        </table:table-row>
        <table:table-row table:style-name="ro1">
          <table:table-cell/>
          <table:table-cell office:value-type="string" calcext:value-type="string">
            <text:p>1ch (CPU)</text:p>
          </table:table-cell>
          <table:table-cell table:style-name="ce5" office:value-type="float" office:value="25.001937" calcext:value-type="float">
            <text:p>25.0019</text:p>
          </table:table-cell>
          <table:table-cell table:style-name="ce5" office:value-type="float" office:value="54.789857" calcext:value-type="float">
            <text:p>54.7899</text:p>
          </table:table-cell>
          <table:table-cell table:style-name="ce5" office:value-type="float" office:value="118.270717" calcext:value-type="float">
            <text:p>118.2707</text:p>
          </table:table-cell>
          <table:table-cell office:value-type="float" office:value="54.912049" calcext:value-type="float">
            <text:p>54.912049</text:p>
          </table:table-cell>
          <table:table-cell table:style-name="ce5" office:value-type="float" office:value="157.772849" calcext:value-type="float">
            <text:p>157.7728</text:p>
          </table:table-cell>
          <table:table-cell table:style-name="ce5" table:number-columns-repeated="2"/>
          <table:table-cell table:style-name="ce5" office:value-type="float" office:value="41.912085" calcext:value-type="float">
            <text:p>41.9121</text:p>
          </table:table-cell>
          <table:table-cell table:style-name="ce5" office:value-type="float" office:value="515.379213" calcext:value-type="float">
            <text:p>515.3792</text:p>
          </table:table-cell>
          <table:table-cell office:value-type="float" office:value="715.929764" calcext:value-type="float">
            <text:p>715.929764</text:p>
          </table:table-cell>
          <table:table-cell office:value-type="float" office:value="209848656" calcext:value-type="float">
            <text:p>209848656</text:p>
          </table:table-cell>
          <table:table-cell office:value-type="float" office:value="738780945" calcext:value-type="float">
            <text:p>738780945</text:p>
          </table:table-cell>
          <table:table-cell office:value-type="float" office:value="267106209" calcext:value-type="float">
            <text:p>267106209</text:p>
          </table:table-cell>
          <table:table-cell office:value-type="float" office:value="501523523" calcext:value-type="float">
            <text:p>501523523</text:p>
          </table:table-cell>
          <table:table-cell office:value-type="float" office:value="545232096" calcext:value-type="float">
            <text:p>545232096</text:p>
          </table:table-cell>
          <table:table-cell office:value-type="float" office:value="535582920" calcext:value-type="float">
            <text:p>535582920</text:p>
          </table:table-cell>
          <table:table-cell office:value-type="float" office:value="509470026" calcext:value-type="float">
            <text:p>509470026</text:p>
          </table:table-cell>
          <table:table-cell office:value-type="float" office:value="505482812" calcext:value-type="float">
            <text:p>505482812</text:p>
          </table:table-cell>
          <table:table-cell office:value-type="float" office:value="526330297" calcext:value-type="float">
            <text:p>526330297</text:p>
          </table:table-cell>
          <table:table-cell office:value-type="float" office:value="856448140" calcext:value-type="float">
            <text:p>85644814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16ch (Perfect PIM)</text:p>
          </table:table-cell>
          <table:table-cell table:style-name="ce5" office:value-type="float" office:value="19.040973" calcext:value-type="float">
            <text:p>19.0410</text:p>
          </table:table-cell>
          <table:table-cell table:style-name="ce5" office:value-type="float" office:value="40.862825" calcext:value-type="float">
            <text:p>40.8628</text:p>
          </table:table-cell>
          <table:table-cell table:style-name="ce5" office:value-type="float" office:value="84.624703" calcext:value-type="float">
            <text:p>84.6247</text:p>
          </table:table-cell>
          <table:table-cell office:value-type="float" office:value="28.927333" calcext:value-type="float">
            <text:p>28.927333</text:p>
          </table:table-cell>
          <table:table-cell table:style-name="ce5" office:value-type="float" office:value="77.478209" calcext:value-type="float">
            <text:p>77.4782</text:p>
          </table:table-cell>
          <table:table-cell table:style-name="ce5" table:number-columns-repeated="2"/>
          <table:table-cell table:style-name="ce5" office:value-type="float" office:value="17.871101" calcext:value-type="float">
            <text:p>17.8711</text:p>
          </table:table-cell>
          <table:table-cell table:style-name="ce5" office:value-type="float" office:value="263.33294" calcext:value-type="float">
            <text:p>263.3329</text:p>
          </table:table-cell>
          <table:table-cell office:value-type="float" office:value="431.665932" calcext:value-type="float">
            <text:p>431.665932</text:p>
          </table:table-cell>
          <table:table-cell office:value-type="float" office:value="138742013" calcext:value-type="float">
            <text:p>138742013</text:p>
          </table:table-cell>
          <table:table-cell office:value-type="float" office:value="419957772" calcext:value-type="float">
            <text:p>419957772</text:p>
          </table:table-cell>
          <table:table-cell/>
          <table:table-cell office:value-type="float" office:value="251463435" calcext:value-type="float">
            <text:p>251463435</text:p>
          </table:table-cell>
          <table:table-cell office:value-type="float" office:value="284146400" calcext:value-type="float">
            <text:p>284146400</text:p>
          </table:table-cell>
          <table:table-cell office:value-type="float" office:value="290236912" calcext:value-type="float">
            <text:p>290236912</text:p>
          </table:table-cell>
          <table:table-cell office:value-type="float" office:value="259544117" calcext:value-type="float">
            <text:p>259544117</text:p>
          </table:table-cell>
          <table:table-cell/>
          <table:table-cell office:value-type="float" office:value="275256222" calcext:value-type="float">
            <text:p>275256222</text:p>
          </table:table-cell>
          <table:table-cell office:value-type="float" office:value="603512040" calcext:value-type="float">
            <text:p>6035120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M1-16(miss)</text:p>
          </table:table-cell>
          <table:table-cell table:style-name="ce5" office:value-type="float" office:value="23.315559" calcext:value-type="float">
            <text:p>23.3156</text:p>
          </table:table-cell>
          <table:table-cell table:style-name="ce5" office:value-type="float" office:value="49.377347" calcext:value-type="float">
            <text:p>49.3773</text:p>
          </table:table-cell>
          <table:table-cell table:style-name="ce5" office:value-type="float" office:value="102.557241" calcext:value-type="float">
            <text:p>102.5572</text:p>
          </table:table-cell>
          <table:table-cell/>
          <table:table-cell table:style-name="ce5" table:number-columns-repeated="3"/>
          <table:table-cell table:style-name="ce5" office:value-type="float" office:value="21.60001" calcext:value-type="float">
            <text:p>21.6000</text:p>
          </table:table-cell>
          <table:table-cell table:style-name="ce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PIM2-16(miss)</text:p>
          </table:table-cell>
          <table:table-cell table:style-name="ce5" office:value-type="float" office:value="23.038235" calcext:value-type="float">
            <text:p>23.0382</text:p>
          </table:table-cell>
          <table:table-cell table:style-name="ce5" office:value-type="float" office:value="49.971631" calcext:value-type="float">
            <text:p>49.9716</text:p>
          </table:table-cell>
          <table:table-cell table:style-name="ce5" office:value-type="float" office:value="103.597021" calcext:value-type="float">
            <text:p>103.5970</text:p>
          </table:table-cell>
          <table:table-cell/>
          <table:table-cell table:style-name="ce5" table:number-columns-repeated="3"/>
          <table:table-cell table:style-name="ce5" office:value-type="float" office:value="21.565674" calcext:value-type="float">
            <text:p>21.5657</text:p>
          </table:table-cell>
          <table:table-cell table:style-name="ce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PIM4-16(miss)</text:p>
          </table:table-cell>
          <table:table-cell table:style-name="ce5" office:value-type="float" office:value="23.303285" calcext:value-type="float">
            <text:p>23.3033</text:p>
          </table:table-cell>
          <table:table-cell table:style-name="ce5" office:value-type="float" office:value="49.748275" calcext:value-type="float">
            <text:p>49.7483</text:p>
          </table:table-cell>
          <table:table-cell table:style-name="ce5" office:value-type="float" office:value="103.147039" calcext:value-type="float">
            <text:p>103.1470</text:p>
          </table:table-cell>
          <table:table-cell/>
          <table:table-cell table:style-name="ce5" table:number-columns-repeated="3"/>
          <table:table-cell table:style-name="ce5" office:value-type="float" office:value="21.597259" calcext:value-type="float">
            <text:p>21.5973</text:p>
          </table:table-cell>
          <table:table-cell table:style-name="ce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PIM8-16(miss)</text:p>
          </table:table-cell>
          <table:table-cell table:style-name="ce5" office:value-type="float" office:value="22.283651" calcext:value-type="float">
            <text:p>22.2837</text:p>
          </table:table-cell>
          <table:table-cell table:style-name="ce5" office:value-type="float" office:value="49.296503" calcext:value-type="float">
            <text:p>49.2965</text:p>
          </table:table-cell>
          <table:table-cell table:style-name="ce5" office:value-type="float" office:value="102.181827" calcext:value-type="float">
            <text:p>102.1818</text:p>
          </table:table-cell>
          <table:table-cell/>
          <table:table-cell table:style-name="ce5" table:number-columns-repeated="3"/>
          <table:table-cell table:style-name="ce5" office:value-type="float" office:value="21.622634" calcext:value-type="float">
            <text:p>21.6226</text:p>
          </table:table-cell>
          <table:table-cell table:style-name="ce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PIM1-16</text:p>
          </table:table-cell>
          <table:table-cell table:style-name="ce5" office:value-type="float" office:value="179.732069" calcext:value-type="float">
            <text:p>179.7321</text:p>
          </table:table-cell>
          <table:table-cell table:style-name="ce5" office:value-type="float" office:value="392.417661" calcext:value-type="float">
            <text:p>392.4177</text:p>
          </table:table-cell>
          <table:table-cell table:style-name="ce5" office:value-type="float" office:value="794.036969" calcext:value-type="float">
            <text:p>794.0370</text:p>
          </table:table-cell>
          <table:table-cell office:value-type="float" office:value="378.529385" calcext:value-type="float">
            <text:p>378.529385</text:p>
          </table:table-cell>
          <table:table-cell table:style-name="ce5" office:value-type="float" office:value="411.431561" calcext:value-type="float">
            <text:p>411.4316</text:p>
          </table:table-cell>
          <table:table-cell table:style-name="ce5" table:number-columns-repeated="2"/>
          <table:table-cell table:style-name="ce5" office:value-type="float" office:value="201.293408" calcext:value-type="float">
            <text:p>201.2934</text:p>
          </table:table-cell>
          <table:table-cell table:style-name="ce5" office:value-type="float" office:value="455.96598" calcext:value-type="float">
            <text:p>455.9660</text:p>
          </table:table-cell>
          <table:table-cell table:style-name="ce8" office:value-type="float" office:value="1002.843056" calcext:value-type="float">
            <text:p>1002.843056</text:p>
          </table:table-cell>
          <table:table-cell office:value-type="float" office:value="634989336" calcext:value-type="float">
            <text:p>634989336</text:p>
          </table:table-cell>
          <table:table-cell office:value-type="float" office:value="1027625852" calcext:value-type="float">
            <text:p>1027625852</text:p>
          </table:table-cell>
          <table:table-cell office:value-type="float" office:value="193132125" calcext:value-type="float">
            <text:p>193132125</text:p>
          </table:table-cell>
          <table:table-cell office:value-type="float" office:value="293815768" calcext:value-type="float">
            <text:p>293815768</text:p>
          </table:table-cell>
          <table:table-cell office:value-type="float" office:value="354305181" calcext:value-type="float">
            <text:p>354305181</text:p>
          </table:table-cell>
          <table:table-cell office:value-type="float" office:value="408695113" calcext:value-type="float">
            <text:p>408695113</text:p>
          </table:table-cell>
          <table:table-cell office:value-type="float" office:value="332129197" calcext:value-type="float">
            <text:p>332129197</text:p>
          </table:table-cell>
          <table:table-cell office:value-type="float" office:value="439063431" calcext:value-type="float">
            <text:p>439063431</text:p>
          </table:table-cell>
          <table:table-cell office:value-type="float" office:value="346663841" calcext:value-type="float">
            <text:p>346663841</text:p>
          </table:table-cell>
          <table:table-cell office:value-type="float" office:value="1158069787" calcext:value-type="float">
            <text:p>11580697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M2-16</text:p>
          </table:table-cell>
          <table:table-cell table:style-name="ce5" office:value-type="float" office:value="179.732069" calcext:value-type="float">
            <text:p>179.7321</text:p>
          </table:table-cell>
          <table:table-cell table:style-name="ce5" office:value-type="float" office:value="390.668773" calcext:value-type="float">
            <text:p>390.6688</text:p>
          </table:table-cell>
          <table:table-cell table:style-name="ce5" office:value-type="float" office:value="795.044549" calcext:value-type="float">
            <text:p>795.0445</text:p>
          </table:table-cell>
          <table:table-cell table:style-name="ce6" office:value-type="float" office:value="378.529385" calcext:value-type="float">
            <text:p>378.529385</text:p>
          </table:table-cell>
          <table:table-cell table:style-name="ce7" office:value-type="float" office:value="411.431561" calcext:value-type="float">
            <text:p>411.4316</text:p>
          </table:table-cell>
          <table:table-cell table:style-name="ce5" table:number-columns-repeated="2"/>
          <table:table-cell table:style-name="ce5" office:value-type="float" office:value="201.51674" calcext:value-type="float">
            <text:p>201.5167</text:p>
          </table:table-cell>
          <table:table-cell table:style-name="ce5" office:value-type="float" office:value="455.318464" calcext:value-type="float">
            <text:p>455.3185</text:p>
          </table:table-cell>
          <table:table-cell office:value-type="float" office:value="998.275268" calcext:value-type="float">
            <text:p>998.275268</text:p>
          </table:table-cell>
          <table:table-cell office:value-type="float" office:value="623564736" calcext:value-type="float">
            <text:p>623564736</text:p>
          </table:table-cell>
          <table:table-cell office:value-type="float" office:value="1013343021" calcext:value-type="float">
            <text:p>1013343021</text:p>
          </table:table-cell>
          <table:table-cell office:value-type="float" office:value="193132125" calcext:value-type="float">
            <text:p>193132125</text:p>
          </table:table-cell>
          <table:table-cell office:value-type="float" office:value="293815768" calcext:value-type="float">
            <text:p>293815768</text:p>
          </table:table-cell>
          <table:table-cell office:value-type="float" office:value="354305181" calcext:value-type="float">
            <text:p>354305181</text:p>
          </table:table-cell>
          <table:table-cell office:value-type="float" office:value="408695113" calcext:value-type="float">
            <text:p>408695113</text:p>
          </table:table-cell>
          <table:table-cell office:value-type="float" office:value="332129197" calcext:value-type="float">
            <text:p>332129197</text:p>
          </table:table-cell>
          <table:table-cell office:value-type="float" office:value="439063431" calcext:value-type="float">
            <text:p>439063431</text:p>
          </table:table-cell>
          <table:table-cell office:value-type="float" office:value="346663841" calcext:value-type="float">
            <text:p>346663841</text:p>
          </table:table-cell>
          <table:table-cell office:value-type="float" office:value="1158069787" calcext:value-type="float">
            <text:p>11580697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M4-16</text:p>
          </table:table-cell>
          <table:table-cell table:style-name="ce5" office:value-type="float" office:value="180.038533" calcext:value-type="float">
            <text:p>180.0385</text:p>
          </table:table-cell>
          <table:table-cell table:style-name="ce5" office:value-type="float" office:value="384.836961" calcext:value-type="float">
            <text:p>384.8370</text:p>
          </table:table-cell>
          <table:table-cell table:style-name="ce5" office:value-type="float" office:value="797.622869" calcext:value-type="float">
            <text:p>797.6229</text:p>
          </table:table-cell>
          <table:table-cell table:style-name="ce6" office:value-type="float" office:value="378.529385" calcext:value-type="float">
            <text:p>378.529385</text:p>
          </table:table-cell>
          <table:table-cell table:style-name="ce7" office:value-type="float" office:value="411.431561" calcext:value-type="float">
            <text:p>411.4316</text:p>
          </table:table-cell>
          <table:table-cell table:style-name="ce5" table:number-columns-repeated="2"/>
          <table:table-cell table:style-name="ce5" office:value-type="float" office:value="201.393688" calcext:value-type="float">
            <text:p>201.3937</text:p>
          </table:table-cell>
          <table:table-cell table:style-name="ce5" office:value-type="float" office:value="454.7748" calcext:value-type="float">
            <text:p>454.7748</text:p>
          </table:table-cell>
          <table:table-cell office:value-type="float" office:value="989.449192" calcext:value-type="float">
            <text:p>989.449192</text:p>
          </table:table-cell>
          <table:table-cell office:value-type="float" office:value="603309724" calcext:value-type="float">
            <text:p>603309724</text:p>
          </table:table-cell>
          <table:table-cell office:value-type="float" office:value="1007551625" calcext:value-type="float">
            <text:p>1007551625</text:p>
          </table:table-cell>
          <table:table-cell office:value-type="float" office:value="193132125" calcext:value-type="float">
            <text:p>193132125</text:p>
          </table:table-cell>
          <table:table-cell office:value-type="float" office:value="293815768" calcext:value-type="float">
            <text:p>293815768</text:p>
          </table:table-cell>
          <table:table-cell office:value-type="float" office:value="354305181" calcext:value-type="float">
            <text:p>354305181</text:p>
          </table:table-cell>
          <table:table-cell office:value-type="float" office:value="408695113" calcext:value-type="float">
            <text:p>408695113</text:p>
          </table:table-cell>
          <table:table-cell office:value-type="float" office:value="332129197" calcext:value-type="float">
            <text:p>332129197</text:p>
          </table:table-cell>
          <table:table-cell office:value-type="float" office:value="439063431" calcext:value-type="float">
            <text:p>439063431</text:p>
          </table:table-cell>
          <table:table-cell office:value-type="float" office:value="346663841" calcext:value-type="float">
            <text:p>346663841</text:p>
          </table:table-cell>
          <table:table-cell office:value-type="float" office:value="1158069787" calcext:value-type="float">
            <text:p>11580697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M8-16</text:p>
          </table:table-cell>
          <table:table-cell table:style-name="ce5" office:value-type="float" office:value="176.141605" calcext:value-type="float">
            <text:p>176.1416</text:p>
          </table:table-cell>
          <table:table-cell table:style-name="ce5" office:value-type="float" office:value="378.759737" calcext:value-type="float">
            <text:p>378.7597</text:p>
          </table:table-cell>
          <table:table-cell table:style-name="ce5" office:value-type="float" office:value="781.407121" calcext:value-type="float">
            <text:p>781.4071</text:p>
          </table:table-cell>
          <table:table-cell office:value-type="float" office:value="379.457361" calcext:value-type="float">
            <text:p>379.457361</text:p>
          </table:table-cell>
          <table:table-cell table:style-name="ce5" office:value-type="float" office:value="411.051801" calcext:value-type="float">
            <text:p>411.0518</text:p>
          </table:table-cell>
          <table:table-cell table:style-name="ce5" table:number-columns-repeated="2"/>
          <table:table-cell table:style-name="ce5" office:value-type="float" office:value="200.545984" calcext:value-type="float">
            <text:p>200.5460</text:p>
          </table:table-cell>
          <table:table-cell table:style-name="ce5" office:value-type="float" office:value="454.920052" calcext:value-type="float">
            <text:p>454.9201</text:p>
          </table:table-cell>
          <table:table-cell office:value-type="float" office:value="979.761108" calcext:value-type="float">
            <text:p>979.761108</text:p>
          </table:table-cell>
          <table:table-cell office:value-type="float" office:value="575816588" calcext:value-type="float">
            <text:p>575816588</text:p>
          </table:table-cell>
          <table:table-cell office:value-type="float" office:value="996054652" calcext:value-type="float">
            <text:p>996054652</text:p>
          </table:table-cell>
          <table:table-cell office:value-type="float" office:value="193132125" calcext:value-type="float">
            <text:p>193132125</text:p>
          </table:table-cell>
          <table:table-cell office:value-type="float" office:value="293815768" calcext:value-type="float">
            <text:p>293815768</text:p>
          </table:table-cell>
          <table:table-cell office:value-type="float" office:value="354305181" calcext:value-type="float">
            <text:p>354305181</text:p>
          </table:table-cell>
          <table:table-cell office:value-type="float" office:value="408695113" calcext:value-type="float">
            <text:p>408695113</text:p>
          </table:table-cell>
          <table:table-cell office:value-type="float" office:value="332129197" calcext:value-type="float">
            <text:p>332129197</text:p>
          </table:table-cell>
          <table:table-cell office:value-type="float" office:value="439063431" calcext:value-type="float">
            <text:p>439063431</text:p>
          </table:table-cell>
          <table:table-cell office:value-type="float" office:value="346663841" calcext:value-type="float">
            <text:p>346663841</text:p>
          </table:table-cell>
          <table:table-cell office:value-type="float" office:value="1158069787" calcext:value-type="float">
            <text:p>1158069787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LB=128</text:p>
          </table:table-cell>
          <table:table-cell table:style-name="ce4" table:number-columns-repeated="26"/>
        </table:table-row>
        <table:table-row table:style-name="ro1">
          <table:table-cell/>
          <table:table-cell table:style-name="ce1" office:value-type="string" calcext:value-type="string">
            <text:p>Slowdown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  <table:table-cell office:value-type="string" calcext:value-type="string">
            <text:p>graph_s14</text:p>
          </table:table-cell>
          <table:table-cell office:value-type="string" calcext:value-type="string">
            <text:p>graph_s17</text:p>
          </table:table-cell>
          <table:table-cell office:value-type="string" calcext:value-type="string">
            <text:p>ssca_s10</text:p>
          </table:table-cell>
          <table:table-cell office:value-type="string" calcext:value-type="string">
            <text:p>ssca_s20</text:p>
          </table:table-cell>
          <table:table-cell office:value-type="string" calcext:value-type="string">
            <text:p>gups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bwaves</text:p>
          </table:table-cell>
          <table:table-cell office:value-type="string" calcext:value-type="string">
            <text:p>cactusADM</text:p>
          </table:table-cell>
          <table:table-cell office:value-type="string" calcext:value-type="string">
            <text:p>dealII</text:p>
          </table:table-cell>
          <table:table-cell office:value-type="string" calcext:value-type="string">
            <text:p>gamess</text:p>
          </table:table-cell>
          <table:table-cell office:value-type="string" calcext:value-type="string">
            <text:p>gobmk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hmmer</text:p>
          </table:table-cell>
          <table:table-cell office:value-type="string" calcext:value-type="string">
            <text:p>perlbench</text:p>
          </table:table-cell>
          <table:table-cell office:value-type="string" calcext:value-type="string">
            <text:p>zeusmp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soplex</text:p>
          </table:table-cell>
          <table:table-cell office:value-type="string" calcext:value-type="string">
            <text:p>omnetpp</text:p>
          </table:table-cell>
        </table:table-row>
        <table:table-row table:style-name="ro1">
          <table:table-cell/>
          <table:table-cell office:value-type="string" calcext:value-type="string">
            <text:p>1ch (CPU)</text:p>
          </table:table-cell>
          <table:table-cell table:style-name="ce5" table:formula="of:=[.C3]/[.C3]" office:value-type="float" office:value="1" calcext:value-type="float">
            <text:p>1.0000</text:p>
          </table:table-cell>
          <table:table-cell table:style-name="ce5" table:formula="of:=[.D3]/[.D3]" office:value-type="float" office:value="1" calcext:value-type="float">
            <text:p>1.0000</text:p>
          </table:table-cell>
          <table:table-cell table:style-name="ce5" table:formula="of:=[.E3]/[.E3]" office:value-type="float" office:value="1" calcext:value-type="float">
            <text:p>1.0000</text:p>
          </table:table-cell>
          <table:table-cell table:style-name="ce5" table:formula="of:=[.J3]/[.J3]" office:value-type="float" office:value="1" calcext:value-type="float">
            <text:p>1.0000</text:p>
          </table:table-cell>
          <table:table-cell table:style-name="ce5" table:formula="of:=[.G3]/[.G3]" office:value-type="float" office:value="1" calcext:value-type="float">
            <text:p>1.0000</text:p>
          </table:table-cell>
          <table:table-cell table:style-name="ce5" table:formula="of:=[.H3]/[.H3]" office:value-type="string" office:string-value="" calcext:value-type="error">
            <text:p>#DIV/0!</text:p>
          </table:table-cell>
          <table:table-cell table:style-name="ce5" table:formula="of:=[.I3]/[.I3]" office:value-type="string" office:string-value="" calcext:value-type="error">
            <text:p>#DIV/0!</text:p>
          </table:table-cell>
          <table:table-cell table:style-name="ce5" table:formula="of:=[.J3]/[.J3]" office:value-type="float" office:value="1" calcext:value-type="float">
            <text:p>1.0000</text:p>
          </table:table-cell>
          <table:table-cell table:style-name="ce5" table:formula="of:=[.K3]/[.K3]" office:value-type="float" office:value="1" calcext:value-type="float">
            <text:p>1.0000</text:p>
          </table:table-cell>
          <table:table-cell table:style-name="ce5" table:formula="of:=[.L3]/[.L3]" office:value-type="float" office:value="1" calcext:value-type="float">
            <text:p>1.0000</text:p>
          </table:table-cell>
          <table:table-cell table:style-name="ce5" table:formula="of:=[.M3]/[.M3]" office:value-type="float" office:value="1" calcext:value-type="float">
            <text:p>1.0000</text:p>
          </table:table-cell>
          <table:table-cell table:style-name="ce5" table:formula="of:=[.N3]/[.N3]" office:value-type="float" office:value="1" calcext:value-type="float">
            <text:p>1.0000</text:p>
          </table:table-cell>
          <table:table-cell table:style-name="ce5" table:formula="of:=[.O3]/[.O3]" office:value-type="float" office:value="1" calcext:value-type="float">
            <text:p>1.0000</text:p>
          </table:table-cell>
          <table:table-cell table:style-name="ce5" table:formula="of:=[.P3]/[.P3]" office:value-type="float" office:value="1" calcext:value-type="float">
            <text:p>1.0000</text:p>
          </table:table-cell>
          <table:table-cell table:style-name="ce5" table:formula="of:=[.Q3]/[.Q3]" office:value-type="float" office:value="1" calcext:value-type="float">
            <text:p>1.0000</text:p>
          </table:table-cell>
          <table:table-cell table:style-name="ce5" table:formula="of:=[.R3]/[.R3]" office:value-type="float" office:value="1" calcext:value-type="float">
            <text:p>1.0000</text:p>
          </table:table-cell>
          <table:table-cell table:style-name="ce5" table:formula="of:=[.S3]/[.S3]" office:value-type="float" office:value="1" calcext:value-type="float">
            <text:p>1.0000</text:p>
          </table:table-cell>
          <table:table-cell table:style-name="ce5" table:formula="of:=[.T3]/[.T3]" office:value-type="float" office:value="1" calcext:value-type="float">
            <text:p>1.0000</text:p>
          </table:table-cell>
          <table:table-cell table:style-name="ce5" table:formula="of:=[.U3]/[.U3]" office:value-type="float" office:value="1" calcext:value-type="float">
            <text:p>1.0000</text:p>
          </table:table-cell>
          <table:table-cell table:style-name="ce5" table:formula="of:=[.V3]/[.V3]" office:value-type="float" office:value="1" calcext:value-type="float">
            <text:p>1.0000</text:p>
          </table:table-cell>
          <table:table-cell table:style-name="ce5" table:formula="of:=[.W3]/[.W3]" office:value-type="string" office:string-value="" calcext:value-type="error">
            <text:p>#DIV/0!</text:p>
          </table:table-cell>
          <table:table-cell table:style-name="ce5" table:formula="of:=[.X3]/[.X3]" office:value-type="string" office:string-value="" calcext:value-type="error">
            <text:p>#DIV/0!</text:p>
          </table:table-cell>
          <table:table-cell table:style-name="ce5" table:formula="of:=[.Y3]/[.Y3]" office:value-type="string" office:string-value="" calcext:value-type="error">
            <text:p>#DIV/0!</text:p>
          </table:table-cell>
          <table:table-cell table:style-name="ce5" table:formula="of:=[.Z3]/[.Z3]" office:value-type="string" office:string-value="" calcext:value-type="error">
            <text:p>#DIV/0!</text:p>
          </table:table-cell>
          <table:table-cell table:style-name="ce5" table:formula="of:=[.AA3]/[.AA3]" office:value-type="string" office:string-value="" calcext:value-type="error">
            <text:p>#DIV/0!</text:p>
          </table:table-cell>
          <table:table-cell table:style-name="ce5" table:formula="of:=[.AB3]/[.AB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office:value-type="string" calcext:value-type="string">
            <text:p>16ch (Perfect PIM)</text:p>
          </table:table-cell>
          <table:table-cell table:style-name="ce5" table:formula="of:=[.C3]/[.C4]" office:value-type="float" office:value="1.31305984205744" calcext:value-type="float">
            <text:p>1.3131</text:p>
          </table:table-cell>
          <table:table-cell table:style-name="ce5" table:formula="of:=[.D3]/[.D4]" office:value-type="float" office:value="1.34082401302406" calcext:value-type="float">
            <text:p>1.3408</text:p>
          </table:table-cell>
          <table:table-cell table:style-name="ce5" table:formula="of:=[.E3]/[.E4]" office:value-type="float" office:value="1.39759092566623" calcext:value-type="float">
            <text:p>1.3976</text:p>
          </table:table-cell>
          <table:table-cell table:style-name="ce5" table:formula="of:=[.J3]/[.J4]" office:value-type="float" office:value="2.34524358627932" calcext:value-type="float">
            <text:p>2.3452</text:p>
          </table:table-cell>
          <table:table-cell table:style-name="ce5" table:formula="of:=[.G3]/[.G4]" office:value-type="float" office:value="2.03635126619925" calcext:value-type="float">
            <text:p>2.0364</text:p>
          </table:table-cell>
          <table:table-cell table:style-name="ce5" table:formula="of:=[.H3]/[.H4]" office:value-type="string" office:string-value="" calcext:value-type="error">
            <text:p>#DIV/0!</text:p>
          </table:table-cell>
          <table:table-cell table:style-name="ce5" table:formula="of:=[.I3]/[.I4]" office:value-type="string" office:string-value="" calcext:value-type="error">
            <text:p>#DIV/0!</text:p>
          </table:table-cell>
          <table:table-cell table:style-name="ce5" table:formula="of:=[.J3]/[.J4]" office:value-type="float" office:value="2.34524358627932" calcext:value-type="float">
            <text:p>2.3452</text:p>
          </table:table-cell>
          <table:table-cell table:style-name="ce5" table:formula="of:=[.K3]/[.K4]" office:value-type="float" office:value="1.95713917522054" calcext:value-type="float">
            <text:p>1.9571</text:p>
          </table:table-cell>
          <table:table-cell table:style-name="ce5" table:formula="of:=[.L3]/[.L4]" office:value-type="float" office:value="1.65852737250527" calcext:value-type="float">
            <text:p>1.6585</text:p>
          </table:table-cell>
          <table:table-cell table:style-name="ce5" table:formula="of:=[.M3]/[.M4]" office:value-type="float" office:value="1.51250981200626" calcext:value-type="float">
            <text:p>1.5125</text:p>
          </table:table-cell>
          <table:table-cell table:style-name="ce5" table:formula="of:=[.N3]/[.N4]" office:value-type="float" office:value="1.75917912289524" calcext:value-type="float">
            <text:p>1.7592</text:p>
          </table:table-cell>
          <table:table-cell table:style-name="ce5" table:formula="of:=[.O3]/[.O4]" office:value-type="string" office:string-value="" calcext:value-type="error">
            <text:p>#DIV/0!</text:p>
          </table:table-cell>
          <table:table-cell table:style-name="ce5" table:formula="of:=[.P3]/[.P4]" office:value-type="float" office:value="1.9944192800834" calcext:value-type="float">
            <text:p>1.9944</text:p>
          </table:table-cell>
          <table:table-cell table:style-name="ce5" table:formula="of:=[.Q3]/[.Q4]" office:value-type="float" office:value="1.91884217431578" calcext:value-type="float">
            <text:p>1.9188</text:p>
          </table:table-cell>
          <table:table-cell table:style-name="ce5" table:formula="of:=[.R3]/[.R4]" office:value-type="float" office:value="1.84533013498986" calcext:value-type="float">
            <text:p>1.8453</text:p>
          </table:table-cell>
          <table:table-cell table:style-name="ce5" table:formula="of:=[.S3]/[.S4]" office:value-type="float" office:value="1.96294191480364" calcext:value-type="float">
            <text:p>1.9629</text:p>
          </table:table-cell>
          <table:table-cell table:style-name="ce5" table:formula="of:=[.T3]/[.T4]" office:value-type="string" office:string-value="" calcext:value-type="error">
            <text:p>#DIV/0!</text:p>
          </table:table-cell>
          <table:table-cell table:style-name="ce5" table:formula="of:=[.U3]/[.U4]" office:value-type="float" office:value="1.91214677428799" calcext:value-type="float">
            <text:p>1.9121</text:p>
          </table:table-cell>
          <table:table-cell table:style-name="ce5" table:formula="of:=[.V3]/[.V4]" office:value-type="float" office:value="1.41910696595216" calcext:value-type="float">
            <text:p>1.4191</text:p>
          </table:table-cell>
          <table:table-cell table:style-name="ce5" table:formula="of:=[.W3]/[.W4]" office:value-type="string" office:string-value="" calcext:value-type="error">
            <text:p>#DIV/0!</text:p>
          </table:table-cell>
          <table:table-cell table:style-name="ce5" table:formula="of:=[.X3]/[.X4]" office:value-type="string" office:string-value="" calcext:value-type="error">
            <text:p>#DIV/0!</text:p>
          </table:table-cell>
          <table:table-cell table:style-name="ce5" table:formula="of:=[.Y3]/[.Y4]" office:value-type="string" office:string-value="" calcext:value-type="error">
            <text:p>#DIV/0!</text:p>
          </table:table-cell>
          <table:table-cell table:style-name="ce5" table:formula="of:=[.Z3]/[.Z4]" office:value-type="string" office:string-value="" calcext:value-type="error">
            <text:p>#DIV/0!</text:p>
          </table:table-cell>
          <table:table-cell table:style-name="ce5" table:formula="of:=[.AA3]/[.AA4]" office:value-type="string" office:string-value="" calcext:value-type="error">
            <text:p>#DIV/0!</text:p>
          </table:table-cell>
          <table:table-cell table:style-name="ce5" table:formula="of:=[.AB3]/[.AB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IM1-16(miss)</text:p>
          </table:table-cell>
          <table:table-cell table:style-name="ce5" table:formula="of:=[.C3]/[.C5]" office:value-type="float" office:value="1.07232843956261" calcext:value-type="float">
            <text:p>1.0723</text:p>
          </table:table-cell>
          <table:table-cell table:style-name="ce5" table:formula="of:=[.D3]/[.D5]" office:value-type="float" office:value="1.10961524522571" calcext:value-type="float">
            <text:p>1.1096</text:p>
          </table:table-cell>
          <table:table-cell table:style-name="ce5" table:formula="of:=[.E3]/[.E5]" office:value-type="float" office:value="1.1532166412316" calcext:value-type="float">
            <text:p>1.1532</text:p>
          </table:table-cell>
          <table:table-cell table:style-name="ce5" table:formula="of:=[.J3]/[.J5]" office:value-type="float" office:value="1.94037340723453" calcext:value-type="float">
            <text:p>1.9404</text:p>
          </table:table-cell>
          <table:table-cell table:style-name="ce5" table:formula="of:=[.G3]/[.G5]" office:value-type="string" office:string-value="" calcext:value-type="error">
            <text:p>#DIV/0!</text:p>
          </table:table-cell>
          <table:table-cell table:style-name="ce5" table:formula="of:=[.H3]/[.H5]" office:value-type="string" office:string-value="" calcext:value-type="error">
            <text:p>#DIV/0!</text:p>
          </table:table-cell>
          <table:table-cell table:style-name="ce5" table:formula="of:=[.I3]/[.I5]" office:value-type="string" office:string-value="" calcext:value-type="error">
            <text:p>#DIV/0!</text:p>
          </table:table-cell>
          <table:table-cell table:style-name="ce5" table:formula="of:=[.J3]/[.J5]" office:value-type="float" office:value="1.94037340723453" calcext:value-type="float">
            <text:p>1.9404</text:p>
          </table:table-cell>
          <table:table-cell table:style-name="ce5" table:formula="of:=[.K3]/[.K5]" office:value-type="string" office:string-value="" calcext:value-type="error">
            <text:p>#DIV/0!</text:p>
          </table:table-cell>
          <table:table-cell table:style-name="ce5" table:formula="of:=[.L3]/[.L5]" office:value-type="string" office:string-value="" calcext:value-type="error">
            <text:p>#DIV/0!</text:p>
          </table:table-cell>
          <table:table-cell table:style-name="ce5" table:formula="of:=[.M3]/[.M5]" office:value-type="string" office:string-value="" calcext:value-type="error">
            <text:p>#DIV/0!</text:p>
          </table:table-cell>
          <table:table-cell table:style-name="ce5" table:formula="of:=[.N3]/[.N5]" office:value-type="string" office:string-value="" calcext:value-type="error">
            <text:p>#DIV/0!</text:p>
          </table:table-cell>
          <table:table-cell table:style-name="ce5" table:formula="of:=[.O3]/[.O5]" office:value-type="string" office:string-value="" calcext:value-type="error">
            <text:p>#DIV/0!</text:p>
          </table:table-cell>
          <table:table-cell table:style-name="ce5" table:formula="of:=[.P3]/[.P5]" office:value-type="string" office:string-value="" calcext:value-type="error">
            <text:p>#DIV/0!</text:p>
          </table:table-cell>
          <table:table-cell table:style-name="ce5" table:formula="of:=[.Q3]/[.Q5]" office:value-type="string" office:string-value="" calcext:value-type="error">
            <text:p>#DIV/0!</text:p>
          </table:table-cell>
          <table:table-cell table:style-name="ce5" table:formula="of:=[.R3]/[.R5]" office:value-type="string" office:string-value="" calcext:value-type="error">
            <text:p>#DIV/0!</text:p>
          </table:table-cell>
          <table:table-cell table:style-name="ce5" table:formula="of:=[.S3]/[.S5]" office:value-type="string" office:string-value="" calcext:value-type="error">
            <text:p>#DIV/0!</text:p>
          </table:table-cell>
          <table:table-cell table:style-name="ce5" table:formula="of:=[.T3]/[.T5]" office:value-type="string" office:string-value="" calcext:value-type="error">
            <text:p>#DIV/0!</text:p>
          </table:table-cell>
          <table:table-cell table:style-name="ce5" table:formula="of:=[.U3]/[.U5]" office:value-type="string" office:string-value="" calcext:value-type="error">
            <text:p>#DIV/0!</text:p>
          </table:table-cell>
          <table:table-cell table:style-name="ce5" table:formula="of:=[.V3]/[.V5]" office:value-type="string" office:string-value="" calcext:value-type="error">
            <text:p>#DIV/0!</text:p>
          </table:table-cell>
          <table:table-cell table:style-name="ce5" table:formula="of:=[.W3]/[.W5]" office:value-type="string" office:string-value="" calcext:value-type="error">
            <text:p>#DIV/0!</text:p>
          </table:table-cell>
          <table:table-cell table:style-name="ce5" table:formula="of:=[.X3]/[.X5]" office:value-type="string" office:string-value="" calcext:value-type="error">
            <text:p>#DIV/0!</text:p>
          </table:table-cell>
          <table:table-cell table:style-name="ce5" table:formula="of:=[.Y3]/[.Y5]" office:value-type="string" office:string-value="" calcext:value-type="error">
            <text:p>#DIV/0!</text:p>
          </table:table-cell>
          <table:table-cell table:style-name="ce5" table:formula="of:=[.Z3]/[.Z5]" office:value-type="string" office:string-value="" calcext:value-type="error">
            <text:p>#DIV/0!</text:p>
          </table:table-cell>
          <table:table-cell table:style-name="ce5" table:formula="of:=[.AA3]/[.AA5]" office:value-type="string" office:string-value="" calcext:value-type="error">
            <text:p>#DIV/0!</text:p>
          </table:table-cell>
          <table:table-cell table:style-name="ce5" table:formula="of:=[.AB3]/[.AB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IM2-16(miss)</text:p>
          </table:table-cell>
          <table:table-cell table:style-name="ce5" table:formula="of:=[.C3]/[.C6]" office:value-type="float" office:value="1.08523665115839" calcext:value-type="float">
            <text:p>1.0852</text:p>
          </table:table-cell>
          <table:table-cell table:style-name="ce5" table:formula="of:=[.D3]/[.D6]" office:value-type="float" office:value="1.09641922634064" calcext:value-type="float">
            <text:p>1.0964</text:p>
          </table:table-cell>
          <table:table-cell table:style-name="ce5" table:formula="of:=[.E3]/[.E6]" office:value-type="float" office:value="1.14164206517097" calcext:value-type="float">
            <text:p>1.1416</text:p>
          </table:table-cell>
          <table:table-cell table:style-name="ce5" table:formula="of:=[.J3]/[.J6]" office:value-type="float" office:value="1.94346279184226" calcext:value-type="float">
            <text:p>1.9435</text:p>
          </table:table-cell>
          <table:table-cell table:style-name="ce5" table:formula="of:=[.G3]/[.G6]" office:value-type="string" office:string-value="" calcext:value-type="error">
            <text:p>#DIV/0!</text:p>
          </table:table-cell>
          <table:table-cell table:style-name="ce5" table:formula="of:=[.H3]/[.H6]" office:value-type="string" office:string-value="" calcext:value-type="error">
            <text:p>#DIV/0!</text:p>
          </table:table-cell>
          <table:table-cell table:style-name="ce5" table:formula="of:=[.I3]/[.I6]" office:value-type="string" office:string-value="" calcext:value-type="error">
            <text:p>#DIV/0!</text:p>
          </table:table-cell>
          <table:table-cell table:style-name="ce5" table:formula="of:=[.J3]/[.J6]" office:value-type="float" office:value="1.94346279184226" calcext:value-type="float">
            <text:p>1.9435</text:p>
          </table:table-cell>
          <table:table-cell table:style-name="ce5" table:formula="of:=[.K3]/[.K6]" office:value-type="string" office:string-value="" calcext:value-type="error">
            <text:p>#DIV/0!</text:p>
          </table:table-cell>
          <table:table-cell table:style-name="ce5" table:formula="of:=[.L3]/[.L6]" office:value-type="string" office:string-value="" calcext:value-type="error">
            <text:p>#DIV/0!</text:p>
          </table:table-cell>
          <table:table-cell table:style-name="ce5" table:formula="of:=[.M3]/[.M6]" office:value-type="string" office:string-value="" calcext:value-type="error">
            <text:p>#DIV/0!</text:p>
          </table:table-cell>
          <table:table-cell table:style-name="ce5" table:formula="of:=[.N3]/[.N6]" office:value-type="string" office:string-value="" calcext:value-type="error">
            <text:p>#DIV/0!</text:p>
          </table:table-cell>
          <table:table-cell table:style-name="ce5" table:formula="of:=[.O3]/[.O6]" office:value-type="string" office:string-value="" calcext:value-type="error">
            <text:p>#DIV/0!</text:p>
          </table:table-cell>
          <table:table-cell table:style-name="ce5" table:formula="of:=[.P3]/[.P6]" office:value-type="string" office:string-value="" calcext:value-type="error">
            <text:p>#DIV/0!</text:p>
          </table:table-cell>
          <table:table-cell table:style-name="ce5" table:formula="of:=[.Q3]/[.Q6]" office:value-type="string" office:string-value="" calcext:value-type="error">
            <text:p>#DIV/0!</text:p>
          </table:table-cell>
          <table:table-cell table:style-name="ce5" table:formula="of:=[.R3]/[.R6]" office:value-type="string" office:string-value="" calcext:value-type="error">
            <text:p>#DIV/0!</text:p>
          </table:table-cell>
          <table:table-cell table:style-name="ce5" table:formula="of:=[.S3]/[.S6]" office:value-type="string" office:string-value="" calcext:value-type="error">
            <text:p>#DIV/0!</text:p>
          </table:table-cell>
          <table:table-cell table:style-name="ce5" table:formula="of:=[.T3]/[.T6]" office:value-type="string" office:string-value="" calcext:value-type="error">
            <text:p>#DIV/0!</text:p>
          </table:table-cell>
          <table:table-cell table:style-name="ce5" table:formula="of:=[.U3]/[.U6]" office:value-type="string" office:string-value="" calcext:value-type="error">
            <text:p>#DIV/0!</text:p>
          </table:table-cell>
          <table:table-cell table:style-name="ce5" table:formula="of:=[.V3]/[.V6]" office:value-type="string" office:string-value="" calcext:value-type="error">
            <text:p>#DIV/0!</text:p>
          </table:table-cell>
          <table:table-cell table:style-name="ce5" table:formula="of:=[.W3]/[.W6]" office:value-type="string" office:string-value="" calcext:value-type="error">
            <text:p>#DIV/0!</text:p>
          </table:table-cell>
          <table:table-cell table:style-name="ce5" table:formula="of:=[.X3]/[.X6]" office:value-type="string" office:string-value="" calcext:value-type="error">
            <text:p>#DIV/0!</text:p>
          </table:table-cell>
          <table:table-cell table:style-name="ce5" table:formula="of:=[.Y3]/[.Y6]" office:value-type="string" office:string-value="" calcext:value-type="error">
            <text:p>#DIV/0!</text:p>
          </table:table-cell>
          <table:table-cell table:style-name="ce5" table:formula="of:=[.Z3]/[.Z6]" office:value-type="string" office:string-value="" calcext:value-type="error">
            <text:p>#DIV/0!</text:p>
          </table:table-cell>
          <table:table-cell table:style-name="ce5" table:formula="of:=[.AA3]/[.AA6]" office:value-type="string" office:string-value="" calcext:value-type="error">
            <text:p>#DIV/0!</text:p>
          </table:table-cell>
          <table:table-cell table:style-name="ce5" table:formula="of:=[.AB3]/[.AB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IM4-16(miss)</text:p>
          </table:table-cell>
          <table:table-cell table:style-name="ce5" table:formula="of:=[.C3]/[.C7]" office:value-type="float" office:value="1.07289324230468" calcext:value-type="float">
            <text:p>1.0729</text:p>
          </table:table-cell>
          <table:table-cell table:style-name="ce5" table:formula="of:=[.D3]/[.D7]" office:value-type="float" office:value="1.10134184552128" calcext:value-type="float">
            <text:p>1.1013</text:p>
          </table:table-cell>
          <table:table-cell table:style-name="ce5" table:formula="of:=[.E3]/[.E7]" office:value-type="float" office:value="1.14662251235346" calcext:value-type="float">
            <text:p>1.1466</text:p>
          </table:table-cell>
          <table:table-cell table:style-name="ce5" table:formula="of:=[.J3]/[.J7]" office:value-type="float" office:value="1.94062056671173" calcext:value-type="float">
            <text:p>1.9406</text:p>
          </table:table-cell>
          <table:table-cell table:style-name="ce5" table:formula="of:=[.G3]/[.G7]" office:value-type="string" office:string-value="" calcext:value-type="error">
            <text:p>#DIV/0!</text:p>
          </table:table-cell>
          <table:table-cell table:style-name="ce5" table:formula="of:=[.H3]/[.H7]" office:value-type="string" office:string-value="" calcext:value-type="error">
            <text:p>#DIV/0!</text:p>
          </table:table-cell>
          <table:table-cell table:style-name="ce5" table:formula="of:=[.I3]/[.I7]" office:value-type="string" office:string-value="" calcext:value-type="error">
            <text:p>#DIV/0!</text:p>
          </table:table-cell>
          <table:table-cell table:style-name="ce5" table:formula="of:=[.J3]/[.J7]" office:value-type="float" office:value="1.94062056671173" calcext:value-type="float">
            <text:p>1.9406</text:p>
          </table:table-cell>
          <table:table-cell table:style-name="ce5" table:formula="of:=[.K3]/[.K7]" office:value-type="string" office:string-value="" calcext:value-type="error">
            <text:p>#DIV/0!</text:p>
          </table:table-cell>
          <table:table-cell table:style-name="ce5" table:formula="of:=[.L3]/[.L7]" office:value-type="string" office:string-value="" calcext:value-type="error">
            <text:p>#DIV/0!</text:p>
          </table:table-cell>
          <table:table-cell table:style-name="ce5" table:formula="of:=[.M3]/[.M7]" office:value-type="string" office:string-value="" calcext:value-type="error">
            <text:p>#DIV/0!</text:p>
          </table:table-cell>
          <table:table-cell table:style-name="ce5" table:formula="of:=[.N3]/[.N7]" office:value-type="string" office:string-value="" calcext:value-type="error">
            <text:p>#DIV/0!</text:p>
          </table:table-cell>
          <table:table-cell table:style-name="ce5" table:formula="of:=[.O3]/[.O7]" office:value-type="string" office:string-value="" calcext:value-type="error">
            <text:p>#DIV/0!</text:p>
          </table:table-cell>
          <table:table-cell table:style-name="ce5" table:formula="of:=[.P3]/[.P7]" office:value-type="string" office:string-value="" calcext:value-type="error">
            <text:p>#DIV/0!</text:p>
          </table:table-cell>
          <table:table-cell table:style-name="ce5" table:formula="of:=[.Q3]/[.Q7]" office:value-type="string" office:string-value="" calcext:value-type="error">
            <text:p>#DIV/0!</text:p>
          </table:table-cell>
          <table:table-cell table:style-name="ce5" table:formula="of:=[.R3]/[.R7]" office:value-type="string" office:string-value="" calcext:value-type="error">
            <text:p>#DIV/0!</text:p>
          </table:table-cell>
          <table:table-cell table:style-name="ce5" table:formula="of:=[.S3]/[.S7]" office:value-type="string" office:string-value="" calcext:value-type="error">
            <text:p>#DIV/0!</text:p>
          </table:table-cell>
          <table:table-cell table:style-name="ce5" table:formula="of:=[.T3]/[.T7]" office:value-type="string" office:string-value="" calcext:value-type="error">
            <text:p>#DIV/0!</text:p>
          </table:table-cell>
          <table:table-cell table:style-name="ce5" table:formula="of:=[.U3]/[.U7]" office:value-type="string" office:string-value="" calcext:value-type="error">
            <text:p>#DIV/0!</text:p>
          </table:table-cell>
          <table:table-cell table:style-name="ce5" table:formula="of:=[.V3]/[.V7]" office:value-type="string" office:string-value="" calcext:value-type="error">
            <text:p>#DIV/0!</text:p>
          </table:table-cell>
          <table:table-cell table:style-name="ce5" table:formula="of:=[.W3]/[.W7]" office:value-type="string" office:string-value="" calcext:value-type="error">
            <text:p>#DIV/0!</text:p>
          </table:table-cell>
          <table:table-cell table:style-name="ce5" table:formula="of:=[.X3]/[.X7]" office:value-type="string" office:string-value="" calcext:value-type="error">
            <text:p>#DIV/0!</text:p>
          </table:table-cell>
          <table:table-cell table:style-name="ce5" table:formula="of:=[.Y3]/[.Y7]" office:value-type="string" office:string-value="" calcext:value-type="error">
            <text:p>#DIV/0!</text:p>
          </table:table-cell>
          <table:table-cell table:style-name="ce5" table:formula="of:=[.Z3]/[.Z7]" office:value-type="string" office:string-value="" calcext:value-type="error">
            <text:p>#DIV/0!</text:p>
          </table:table-cell>
          <table:table-cell table:style-name="ce5" table:formula="of:=[.AA3]/[.AA7]" office:value-type="string" office:string-value="" calcext:value-type="error">
            <text:p>#DIV/0!</text:p>
          </table:table-cell>
          <table:table-cell table:style-name="ce5" table:formula="of:=[.AB3]/[.AB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IM8-16(miss)</text:p>
          </table:table-cell>
          <table:table-cell table:style-name="ce5" table:formula="of:=[.C3]/[.C8]" office:value-type="float" office:value="1.12198566563442" calcext:value-type="float">
            <text:p>1.1220</text:p>
          </table:table-cell>
          <table:table-cell table:style-name="ce5" table:formula="of:=[.D3]/[.D8]" office:value-type="float" office:value="1.11143496324678" calcext:value-type="float">
            <text:p>1.1114</text:p>
          </table:table-cell>
          <table:table-cell table:style-name="ce5" table:formula="of:=[.E3]/[.E8]" office:value-type="float" office:value="1.15745353623399" calcext:value-type="float">
            <text:p>1.1575</text:p>
          </table:table-cell>
          <table:table-cell table:style-name="ce5" table:formula="of:=[.J3]/[.J8]" office:value-type="float" office:value="1.93834317317677" calcext:value-type="float">
            <text:p>1.9383</text:p>
          </table:table-cell>
          <table:table-cell table:style-name="ce5" table:formula="of:=[.G3]/[.G8]" office:value-type="string" office:string-value="" calcext:value-type="error">
            <text:p>#DIV/0!</text:p>
          </table:table-cell>
          <table:table-cell table:style-name="ce5" table:formula="of:=[.H3]/[.H8]" office:value-type="string" office:string-value="" calcext:value-type="error">
            <text:p>#DIV/0!</text:p>
          </table:table-cell>
          <table:table-cell table:style-name="ce5" table:formula="of:=[.I3]/[.I8]" office:value-type="string" office:string-value="" calcext:value-type="error">
            <text:p>#DIV/0!</text:p>
          </table:table-cell>
          <table:table-cell table:style-name="ce5" table:formula="of:=[.J3]/[.J8]" office:value-type="float" office:value="1.93834317317677" calcext:value-type="float">
            <text:p>1.9383</text:p>
          </table:table-cell>
          <table:table-cell table:style-name="ce5" table:formula="of:=[.K3]/[.K8]" office:value-type="string" office:string-value="" calcext:value-type="error">
            <text:p>#DIV/0!</text:p>
          </table:table-cell>
          <table:table-cell table:style-name="ce5" table:formula="of:=[.L3]/[.L8]" office:value-type="string" office:string-value="" calcext:value-type="error">
            <text:p>#DIV/0!</text:p>
          </table:table-cell>
          <table:table-cell table:style-name="ce5" table:formula="of:=[.M3]/[.M8]" office:value-type="string" office:string-value="" calcext:value-type="error">
            <text:p>#DIV/0!</text:p>
          </table:table-cell>
          <table:table-cell table:style-name="ce5" table:formula="of:=[.N3]/[.N8]" office:value-type="string" office:string-value="" calcext:value-type="error">
            <text:p>#DIV/0!</text:p>
          </table:table-cell>
          <table:table-cell table:style-name="ce5" table:formula="of:=[.O3]/[.O8]" office:value-type="string" office:string-value="" calcext:value-type="error">
            <text:p>#DIV/0!</text:p>
          </table:table-cell>
          <table:table-cell table:style-name="ce5" table:formula="of:=[.P3]/[.P8]" office:value-type="string" office:string-value="" calcext:value-type="error">
            <text:p>#DIV/0!</text:p>
          </table:table-cell>
          <table:table-cell table:style-name="ce5" table:formula="of:=[.Q3]/[.Q8]" office:value-type="string" office:string-value="" calcext:value-type="error">
            <text:p>#DIV/0!</text:p>
          </table:table-cell>
          <table:table-cell table:style-name="ce5" table:formula="of:=[.R3]/[.R8]" office:value-type="string" office:string-value="" calcext:value-type="error">
            <text:p>#DIV/0!</text:p>
          </table:table-cell>
          <table:table-cell table:style-name="ce5" table:formula="of:=[.S3]/[.S8]" office:value-type="string" office:string-value="" calcext:value-type="error">
            <text:p>#DIV/0!</text:p>
          </table:table-cell>
          <table:table-cell table:style-name="ce5" table:formula="of:=[.T3]/[.T8]" office:value-type="string" office:string-value="" calcext:value-type="error">
            <text:p>#DIV/0!</text:p>
          </table:table-cell>
          <table:table-cell table:style-name="ce5" table:formula="of:=[.U3]/[.U8]" office:value-type="string" office:string-value="" calcext:value-type="error">
            <text:p>#DIV/0!</text:p>
          </table:table-cell>
          <table:table-cell table:style-name="ce5" table:formula="of:=[.V3]/[.V8]" office:value-type="string" office:string-value="" calcext:value-type="error">
            <text:p>#DIV/0!</text:p>
          </table:table-cell>
          <table:table-cell table:style-name="ce5" table:formula="of:=[.W3]/[.W8]" office:value-type="string" office:string-value="" calcext:value-type="error">
            <text:p>#DIV/0!</text:p>
          </table:table-cell>
          <table:table-cell table:style-name="ce5" table:formula="of:=[.X3]/[.X8]" office:value-type="string" office:string-value="" calcext:value-type="error">
            <text:p>#DIV/0!</text:p>
          </table:table-cell>
          <table:table-cell table:style-name="ce5" table:formula="of:=[.Y3]/[.Y8]" office:value-type="string" office:string-value="" calcext:value-type="error">
            <text:p>#DIV/0!</text:p>
          </table:table-cell>
          <table:table-cell table:style-name="ce5" table:formula="of:=[.Z3]/[.Z8]" office:value-type="string" office:string-value="" calcext:value-type="error">
            <text:p>#DIV/0!</text:p>
          </table:table-cell>
          <table:table-cell table:style-name="ce5" table:formula="of:=[.AA3]/[.AA8]" office:value-type="string" office:string-value="" calcext:value-type="error">
            <text:p>#DIV/0!</text:p>
          </table:table-cell>
          <table:table-cell table:style-name="ce5" table:formula="of:=[.AB3]/[.AB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IM1-16</text:p>
          </table:table-cell>
          <table:table-cell table:style-name="ce5" table:formula="of:=[.C3]/[.C9]" office:value-type="float" office:value="0.139106711112306" calcext:value-type="float">
            <text:p>0.1391</text:p>
          </table:table-cell>
          <table:table-cell table:style-name="ce5" table:formula="of:=[.D3]/[.D9]" office:value-type="float" office:value="0.139621282233778" calcext:value-type="float">
            <text:p>0.1396</text:p>
          </table:table-cell>
          <table:table-cell table:style-name="ce5" table:formula="of:=[.E3]/[.E9]" office:value-type="float" office:value="0.148948627856646" calcext:value-type="float">
            <text:p>0.1489</text:p>
          </table:table-cell>
          <table:table-cell table:style-name="ce5" table:formula="of:=[.J3]/[.J9]" office:value-type="float" office:value="0.208213897396978" calcext:value-type="float">
            <text:p>0.2082</text:p>
          </table:table-cell>
          <table:table-cell table:style-name="ce5" table:formula="of:=[.G3]/[.G9]" office:value-type="float" office:value="0.383472888216274" calcext:value-type="float">
            <text:p>0.3835</text:p>
          </table:table-cell>
          <table:table-cell table:style-name="ce5" table:formula="of:=[.H3]/[.H9]" office:value-type="string" office:string-value="" calcext:value-type="error">
            <text:p>#DIV/0!</text:p>
          </table:table-cell>
          <table:table-cell table:style-name="ce5" table:formula="of:=[.I3]/[.I9]" office:value-type="string" office:string-value="" calcext:value-type="error">
            <text:p>#DIV/0!</text:p>
          </table:table-cell>
          <table:table-cell table:style-name="ce5" table:formula="of:=[.J3]/[.J9]" office:value-type="float" office:value="0.208213897396978" calcext:value-type="float">
            <text:p>0.2082</text:p>
          </table:table-cell>
          <table:table-cell table:style-name="ce5" table:formula="of:=[.K3]/[.K9]" office:value-type="float" office:value="1.13030189883903" calcext:value-type="float">
            <text:p>1.1303</text:p>
          </table:table-cell>
          <table:table-cell table:style-name="ce5" table:formula="of:=[.L3]/[.L9]" office:value-type="float" office:value="0.713900106020179" calcext:value-type="float">
            <text:p>0.7139</text:p>
          </table:table-cell>
          <table:table-cell table:style-name="ce5" table:formula="of:=[.M3]/[.M9]" office:value-type="float" office:value="0.3304758743224" calcext:value-type="float">
            <text:p>0.3305</text:p>
          </table:table-cell>
          <table:table-cell table:style-name="ce5" table:formula="of:=[.N3]/[.N9]" office:value-type="float" office:value="0.718920162977761" calcext:value-type="float">
            <text:p>0.7189</text:p>
          </table:table-cell>
          <table:table-cell table:style-name="ce5" table:formula="of:=[.O3]/[.O9]" office:value-type="float" office:value="1.38302319720243" calcext:value-type="float">
            <text:p>1.3830</text:p>
          </table:table-cell>
          <table:table-cell table:style-name="ce5" table:formula="of:=[.P3]/[.P9]" office:value-type="float" office:value="1.70693195403999" calcext:value-type="float">
            <text:p>1.7069</text:p>
          </table:table-cell>
          <table:table-cell table:style-name="ce5" table:formula="of:=[.Q3]/[.Q9]" office:value-type="float" office:value="1.5388770055835" calcext:value-type="float">
            <text:p>1.5389</text:p>
          </table:table-cell>
          <table:table-cell table:style-name="ce5" table:formula="of:=[.R3]/[.R9]" office:value-type="float" office:value="1.31047057565379" calcext:value-type="float">
            <text:p>1.3105</text:p>
          </table:table-cell>
          <table:table-cell table:style-name="ce5" table:formula="of:=[.S3]/[.S9]" office:value-type="float" office:value="1.53395133761757" calcext:value-type="float">
            <text:p>1.5340</text:p>
          </table:table-cell>
          <table:table-cell table:style-name="ce5" table:formula="of:=[.T3]/[.T9]" office:value-type="float" office:value="1.15127513773744" calcext:value-type="float">
            <text:p>1.1513</text:p>
          </table:table-cell>
          <table:table-cell table:style-name="ce5" table:formula="of:=[.U3]/[.U9]" office:value-type="float" office:value="1.51827284749897" calcext:value-type="float">
            <text:p>1.5183</text:p>
          </table:table-cell>
          <table:table-cell table:style-name="ce5" table:formula="of:=[.V3]/[.V9]" office:value-type="float" office:value="0.739547952648557" calcext:value-type="float">
            <text:p>0.7395</text:p>
          </table:table-cell>
          <table:table-cell table:style-name="ce5" table:formula="of:=[.W3]/[.W9]" office:value-type="string" office:string-value="" calcext:value-type="error">
            <text:p>#DIV/0!</text:p>
          </table:table-cell>
          <table:table-cell table:style-name="ce5" table:formula="of:=[.X3]/[.X9]" office:value-type="string" office:string-value="" calcext:value-type="error">
            <text:p>#DIV/0!</text:p>
          </table:table-cell>
          <table:table-cell table:style-name="ce5" table:formula="of:=[.Y3]/[.Y9]" office:value-type="string" office:string-value="" calcext:value-type="error">
            <text:p>#DIV/0!</text:p>
          </table:table-cell>
          <table:table-cell table:style-name="ce5" table:formula="of:=[.Z3]/[.Z9]" office:value-type="string" office:string-value="" calcext:value-type="error">
            <text:p>#DIV/0!</text:p>
          </table:table-cell>
          <table:table-cell table:style-name="ce5" table:formula="of:=[.AA3]/[.AA9]" office:value-type="string" office:string-value="" calcext:value-type="error">
            <text:p>#DIV/0!</text:p>
          </table:table-cell>
          <table:table-cell table:style-name="ce5" table:formula="of:=[.AB3]/[.AB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IM2-16</text:p>
          </table:table-cell>
          <table:table-cell table:style-name="ce5" table:formula="of:=[.C3]/[.C10]" office:value-type="float" office:value="0.139106711112306" calcext:value-type="float">
            <text:p>0.1391</text:p>
          </table:table-cell>
          <table:table-cell table:style-name="ce5" table:formula="of:=[.D3]/[.D10]" office:value-type="float" office:value="0.140246318074672" calcext:value-type="float">
            <text:p>0.1402</text:p>
          </table:table-cell>
          <table:table-cell table:style-name="ce5" table:formula="of:=[.E3]/[.E10]" office:value-type="float" office:value="0.148759861505572" calcext:value-type="float">
            <text:p>0.1488</text:p>
          </table:table-cell>
          <table:table-cell table:style-name="ce5" table:formula="of:=[.J3]/[.J10]" office:value-type="float" office:value="0.207983143236636" calcext:value-type="float">
            <text:p>0.2080</text:p>
          </table:table-cell>
          <table:table-cell table:style-name="ce5" table:formula="of:=[.G3]/[.G10]" office:value-type="float" office:value="0.383472888216274" calcext:value-type="float">
            <text:p>0.3835</text:p>
          </table:table-cell>
          <table:table-cell table:style-name="ce5" table:formula="of:=[.H3]/[.H10]" office:value-type="string" office:string-value="" calcext:value-type="error">
            <text:p>#DIV/0!</text:p>
          </table:table-cell>
          <table:table-cell table:style-name="ce5" table:formula="of:=[.I3]/[.I10]" office:value-type="string" office:string-value="" calcext:value-type="error">
            <text:p>#DIV/0!</text:p>
          </table:table-cell>
          <table:table-cell table:style-name="ce5" table:formula="of:=[.J3]/[.J10]" office:value-type="float" office:value="0.207983143236636" calcext:value-type="float">
            <text:p>0.2080</text:p>
          </table:table-cell>
          <table:table-cell table:style-name="ce5" table:formula="of:=[.K3]/[.K10]" office:value-type="float" office:value="1.13190932006658" calcext:value-type="float">
            <text:p>1.1319</text:p>
          </table:table-cell>
          <table:table-cell table:style-name="ce5" table:formula="of:=[.L3]/[.L10]" office:value-type="float" office:value="0.717166684329797" calcext:value-type="float">
            <text:p>0.7172</text:p>
          </table:table-cell>
          <table:table-cell table:style-name="ce5" table:formula="of:=[.M3]/[.M10]" office:value-type="float" office:value="0.336530666160057" calcext:value-type="float">
            <text:p>0.3365</text:p>
          </table:table-cell>
          <table:table-cell table:style-name="ce5" table:formula="of:=[.N3]/[.N10]" office:value-type="float" office:value="0.729053173199877" calcext:value-type="float">
            <text:p>0.7291</text:p>
          </table:table-cell>
          <table:table-cell table:style-name="ce5" table:formula="of:=[.O3]/[.O10]" office:value-type="float" office:value="1.38302319720243" calcext:value-type="float">
            <text:p>1.3830</text:p>
          </table:table-cell>
          <table:table-cell table:style-name="ce5" table:formula="of:=[.P3]/[.P10]" office:value-type="float" office:value="1.70693195403999" calcext:value-type="float">
            <text:p>1.7069</text:p>
          </table:table-cell>
          <table:table-cell table:style-name="ce5" table:formula="of:=[.Q3]/[.Q10]" office:value-type="float" office:value="1.5388770055835" calcext:value-type="float">
            <text:p>1.5389</text:p>
          </table:table-cell>
          <table:table-cell table:style-name="ce5" table:formula="of:=[.R3]/[.R10]" office:value-type="float" office:value="1.31047057565379" calcext:value-type="float">
            <text:p>1.3105</text:p>
          </table:table-cell>
          <table:table-cell table:style-name="ce5" table:formula="of:=[.S3]/[.S10]" office:value-type="float" office:value="1.53395133761757" calcext:value-type="float">
            <text:p>1.5340</text:p>
          </table:table-cell>
          <table:table-cell table:style-name="ce5" table:formula="of:=[.T3]/[.T10]" office:value-type="float" office:value="1.15127513773744" calcext:value-type="float">
            <text:p>1.1513</text:p>
          </table:table-cell>
          <table:table-cell table:style-name="ce5" table:formula="of:=[.U3]/[.U10]" office:value-type="float" office:value="1.51827284749897" calcext:value-type="float">
            <text:p>1.5183</text:p>
          </table:table-cell>
          <table:table-cell table:style-name="ce5" table:formula="of:=[.V3]/[.V10]" office:value-type="float" office:value="0.739547952648557" calcext:value-type="float">
            <text:p>0.7395</text:p>
          </table:table-cell>
          <table:table-cell table:style-name="ce5" table:formula="of:=[.W3]/[.W10]" office:value-type="string" office:string-value="" calcext:value-type="error">
            <text:p>#DIV/0!</text:p>
          </table:table-cell>
          <table:table-cell table:style-name="ce5" table:formula="of:=[.X3]/[.X10]" office:value-type="string" office:string-value="" calcext:value-type="error">
            <text:p>#DIV/0!</text:p>
          </table:table-cell>
          <table:table-cell table:style-name="ce5" table:formula="of:=[.Y3]/[.Y10]" office:value-type="string" office:string-value="" calcext:value-type="error">
            <text:p>#DIV/0!</text:p>
          </table:table-cell>
          <table:table-cell table:style-name="ce5" table:formula="of:=[.Z3]/[.Z10]" office:value-type="string" office:string-value="" calcext:value-type="error">
            <text:p>#DIV/0!</text:p>
          </table:table-cell>
          <table:table-cell table:style-name="ce5" table:formula="of:=[.AA3]/[.AA10]" office:value-type="string" office:string-value="" calcext:value-type="error">
            <text:p>#DIV/0!</text:p>
          </table:table-cell>
          <table:table-cell table:style-name="ce5" table:formula="of:=[.AB3]/[.AB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IM4-16</text:p>
          </table:table-cell>
          <table:table-cell table:style-name="ce5" table:formula="of:=[.C3]/[.C11]" office:value-type="float" office:value="0.138869921807239" calcext:value-type="float">
            <text:p>0.1389</text:p>
          </table:table-cell>
          <table:table-cell table:style-name="ce5" table:formula="of:=[.D3]/[.D11]" office:value-type="float" office:value="0.142371608115885" calcext:value-type="float">
            <text:p>0.1424</text:p>
          </table:table-cell>
          <table:table-cell table:style-name="ce5" table:formula="of:=[.E3]/[.E11]" office:value-type="float" office:value="0.148278994493073" calcext:value-type="float">
            <text:p>0.1483</text:p>
          </table:table-cell>
          <table:table-cell table:style-name="ce5" table:formula="of:=[.J3]/[.J11]" office:value-type="float" office:value="0.208110221408727" calcext:value-type="float">
            <text:p>0.2081</text:p>
          </table:table-cell>
          <table:table-cell table:style-name="ce5" table:formula="of:=[.G3]/[.G11]" office:value-type="float" office:value="0.383472888216274" calcext:value-type="float">
            <text:p>0.3835</text:p>
          </table:table-cell>
          <table:table-cell table:style-name="ce5" table:formula="of:=[.H3]/[.H11]" office:value-type="string" office:string-value="" calcext:value-type="error">
            <text:p>#DIV/0!</text:p>
          </table:table-cell>
          <table:table-cell table:style-name="ce5" table:formula="of:=[.I3]/[.I11]" office:value-type="string" office:string-value="" calcext:value-type="error">
            <text:p>#DIV/0!</text:p>
          </table:table-cell>
          <table:table-cell table:style-name="ce5" table:formula="of:=[.J3]/[.J11]" office:value-type="float" office:value="0.208110221408727" calcext:value-type="float">
            <text:p>0.2081</text:p>
          </table:table-cell>
          <table:table-cell table:style-name="ce5" table:formula="of:=[.K3]/[.K11]" office:value-type="float" office:value="1.13326246968829" calcext:value-type="float">
            <text:p>1.1333</text:p>
          </table:table-cell>
          <table:table-cell table:style-name="ce5" table:formula="of:=[.L3]/[.L11]" office:value-type="float" office:value="0.723563948294174" calcext:value-type="float">
            <text:p>0.7236</text:p>
          </table:table-cell>
          <table:table-cell table:style-name="ce5" table:formula="of:=[.M3]/[.M11]" office:value-type="float" office:value="0.347829063003798" calcext:value-type="float">
            <text:p>0.3478</text:p>
          </table:table-cell>
          <table:table-cell table:style-name="ce5" table:formula="of:=[.N3]/[.N11]" office:value-type="float" office:value="0.733243763067724" calcext:value-type="float">
            <text:p>0.7332</text:p>
          </table:table-cell>
          <table:table-cell table:style-name="ce5" table:formula="of:=[.O3]/[.O11]" office:value-type="float" office:value="1.38302319720243" calcext:value-type="float">
            <text:p>1.3830</text:p>
          </table:table-cell>
          <table:table-cell table:style-name="ce5" table:formula="of:=[.P3]/[.P11]" office:value-type="float" office:value="1.70693195403999" calcext:value-type="float">
            <text:p>1.7069</text:p>
          </table:table-cell>
          <table:table-cell table:style-name="ce5" table:formula="of:=[.Q3]/[.Q11]" office:value-type="float" office:value="1.5388770055835" calcext:value-type="float">
            <text:p>1.5389</text:p>
          </table:table-cell>
          <table:table-cell table:style-name="ce5" table:formula="of:=[.R3]/[.R11]" office:value-type="float" office:value="1.31047057565379" calcext:value-type="float">
            <text:p>1.3105</text:p>
          </table:table-cell>
          <table:table-cell table:style-name="ce5" table:formula="of:=[.S3]/[.S11]" office:value-type="float" office:value="1.53395133761757" calcext:value-type="float">
            <text:p>1.5340</text:p>
          </table:table-cell>
          <table:table-cell table:style-name="ce5" table:formula="of:=[.T3]/[.T11]" office:value-type="float" office:value="1.15127513773744" calcext:value-type="float">
            <text:p>1.1513</text:p>
          </table:table-cell>
          <table:table-cell table:style-name="ce5" table:formula="of:=[.U3]/[.U11]" office:value-type="float" office:value="1.51827284749897" calcext:value-type="float">
            <text:p>1.5183</text:p>
          </table:table-cell>
          <table:table-cell table:style-name="ce5" table:formula="of:=[.V3]/[.V11]" office:value-type="float" office:value="0.739547952648557" calcext:value-type="float">
            <text:p>0.7395</text:p>
          </table:table-cell>
          <table:table-cell table:style-name="ce5" table:formula="of:=[.W3]/[.W11]" office:value-type="string" office:string-value="" calcext:value-type="error">
            <text:p>#DIV/0!</text:p>
          </table:table-cell>
          <table:table-cell table:style-name="ce5" table:formula="of:=[.X3]/[.X11]" office:value-type="string" office:string-value="" calcext:value-type="error">
            <text:p>#DIV/0!</text:p>
          </table:table-cell>
          <table:table-cell table:style-name="ce5" table:formula="of:=[.Y3]/[.Y11]" office:value-type="string" office:string-value="" calcext:value-type="error">
            <text:p>#DIV/0!</text:p>
          </table:table-cell>
          <table:table-cell table:style-name="ce5" table:formula="of:=[.Z3]/[.Z11]" office:value-type="string" office:string-value="" calcext:value-type="error">
            <text:p>#DIV/0!</text:p>
          </table:table-cell>
          <table:table-cell table:style-name="ce5" table:formula="of:=[.AA3]/[.AA11]" office:value-type="string" office:string-value="" calcext:value-type="error">
            <text:p>#DIV/0!</text:p>
          </table:table-cell>
          <table:table-cell table:style-name="ce5" table:formula="of:=[.AB3]/[.AB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IM8-16</text:p>
          </table:table-cell>
          <table:table-cell table:style-name="ce5" table:formula="of:=[.C3]/[.C12]" office:value-type="float" office:value="0.141942257196987" calcext:value-type="float">
            <text:p>0.1419</text:p>
          </table:table-cell>
          <table:table-cell table:style-name="ce5" table:formula="of:=[.D3]/[.D12]" office:value-type="float" office:value="0.144655969596895" calcext:value-type="float">
            <text:p>0.1447</text:p>
          </table:table-cell>
          <table:table-cell table:style-name="ce5" table:formula="of:=[.E3]/[.E12]" office:value-type="float" office:value="0.151356077800576" calcext:value-type="float">
            <text:p>0.1514</text:p>
          </table:table-cell>
          <table:table-cell table:style-name="ce5" table:formula="of:=[.J3]/[.J12]" office:value-type="float" office:value="0.208989899294119" calcext:value-type="float">
            <text:p>0.2090</text:p>
          </table:table-cell>
          <table:table-cell table:style-name="ce5" table:formula="of:=[.G3]/[.G12]" office:value-type="float" office:value="0.383827168780608" calcext:value-type="float">
            <text:p>0.3838</text:p>
          </table:table-cell>
          <table:table-cell table:style-name="ce5" table:formula="of:=[.H3]/[.H12]" office:value-type="string" office:string-value="" calcext:value-type="error">
            <text:p>#DIV/0!</text:p>
          </table:table-cell>
          <table:table-cell table:style-name="ce5" table:formula="of:=[.I3]/[.I12]" office:value-type="string" office:string-value="" calcext:value-type="error">
            <text:p>#DIV/0!</text:p>
          </table:table-cell>
          <table:table-cell table:style-name="ce5" table:formula="of:=[.J3]/[.J12]" office:value-type="float" office:value="0.208989899294119" calcext:value-type="float">
            <text:p>0.2090</text:p>
          </table:table-cell>
          <table:table-cell table:style-name="ce5" table:formula="of:=[.K3]/[.K12]" office:value-type="float" office:value="1.13290062887797" calcext:value-type="float">
            <text:p>1.1329</text:p>
          </table:table-cell>
          <table:table-cell table:style-name="ce5" table:formula="of:=[.L3]/[.L12]" office:value-type="float" office:value="0.730718700869273" calcext:value-type="float">
            <text:p>0.7307</text:p>
          </table:table-cell>
          <table:table-cell table:style-name="ce5" table:formula="of:=[.M3]/[.M12]" office:value-type="float" office:value="0.364436628560621" calcext:value-type="float">
            <text:p>0.3644</text:p>
          </table:table-cell>
          <table:table-cell table:style-name="ce5" table:formula="of:=[.N3]/[.N12]" office:value-type="float" office:value="0.741707238168694" calcext:value-type="float">
            <text:p>0.7417</text:p>
          </table:table-cell>
          <table:table-cell table:style-name="ce5" table:formula="of:=[.O3]/[.O12]" office:value-type="float" office:value="1.38302319720243" calcext:value-type="float">
            <text:p>1.3830</text:p>
          </table:table-cell>
          <table:table-cell table:style-name="ce5" table:formula="of:=[.P3]/[.P12]" office:value-type="float" office:value="1.70693195403999" calcext:value-type="float">
            <text:p>1.7069</text:p>
          </table:table-cell>
          <table:table-cell table:style-name="ce5" table:formula="of:=[.Q3]/[.Q12]" office:value-type="float" office:value="1.5388770055835" calcext:value-type="float">
            <text:p>1.5389</text:p>
          </table:table-cell>
          <table:table-cell table:style-name="ce5" table:formula="of:=[.R3]/[.R12]" office:value-type="float" office:value="1.31047057565379" calcext:value-type="float">
            <text:p>1.3105</text:p>
          </table:table-cell>
          <table:table-cell table:style-name="ce5" table:formula="of:=[.S3]/[.S12]" office:value-type="float" office:value="1.53395133761757" calcext:value-type="float">
            <text:p>1.5340</text:p>
          </table:table-cell>
          <table:table-cell table:style-name="ce5" table:formula="of:=[.T3]/[.T12]" office:value-type="float" office:value="1.15127513773744" calcext:value-type="float">
            <text:p>1.1513</text:p>
          </table:table-cell>
          <table:table-cell table:style-name="ce5" table:formula="of:=[.U3]/[.U12]" office:value-type="float" office:value="1.51827284749897" calcext:value-type="float">
            <text:p>1.5183</text:p>
          </table:table-cell>
          <table:table-cell table:style-name="ce5" table:formula="of:=[.V3]/[.V12]" office:value-type="float" office:value="0.739547952648557" calcext:value-type="float">
            <text:p>0.7395</text:p>
          </table:table-cell>
          <table:table-cell table:style-name="ce5" table:formula="of:=[.W3]/[.W12]" office:value-type="string" office:string-value="" calcext:value-type="error">
            <text:p>#DIV/0!</text:p>
          </table:table-cell>
          <table:table-cell table:style-name="ce5" table:formula="of:=[.X3]/[.X12]" office:value-type="string" office:string-value="" calcext:value-type="error">
            <text:p>#DIV/0!</text:p>
          </table:table-cell>
          <table:table-cell table:style-name="ce5" table:formula="of:=[.Y3]/[.Y12]" office:value-type="string" office:string-value="" calcext:value-type="error">
            <text:p>#DIV/0!</text:p>
          </table:table-cell>
          <table:table-cell table:style-name="ce5" table:formula="of:=[.Z3]/[.Z12]" office:value-type="string" office:string-value="" calcext:value-type="error">
            <text:p>#DIV/0!</text:p>
          </table:table-cell>
          <table:table-cell table:style-name="ce5" table:formula="of:=[.AA3]/[.AA12]" office:value-type="string" office:string-value="" calcext:value-type="error">
            <text:p>#DIV/0!</text:p>
          </table:table-cell>
          <table:table-cell table:style-name="ce5" table:formula="of:=[.AB3]/[.AB12]" office:value-type="string" office:string-value="" calcext:value-type="error">
            <text:p>#DIV/0!</text:p>
          </table:table-cell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17"/>
          <table:table-cell office:value-type="string" calcext:value-type="string">
            <text:p>my</text:p>
          </table:table-cell>
          <table:table-cell table:number-columns-repeated="10"/>
        </table:table-row>
        <table:table-row table:style-name="ro1" table:number-rows-repeated="1048546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5" number:min-integer-digits="1"/>
    </number:number-style>
    <number:number-style style:name="N13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 style:data-style-name="N2" text:time-value="12:31:15.536388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8:32:54.111250009</meta:creation-date>
    <dc:date>2015-04-18T14:50:54.029422705</dc:date>
    <meta:editing-duration>P1DT16H52M17S</meta:editing-duration>
    <meta:editing-cycles>45</meta:editing-cycles>
    <meta:generator>LibreOffice/4.2.7.2$Linux_X86_64 LibreOffice_project/420m0$Build-2</meta:generator>
    <meta:document-statistic meta:table-count="1" meta:cell-count="4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3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417cm" svg:height="15.122cm" xlink:href=".." xlink:type="simple" chart:class="chart:bar" chart:style-name="ch1">
        <chart:legend chart:legend-position="end" svg:x="20.638cm" svg:y="4.886cm" style:legend-expansion="high" chart:style-name="ch2"/>
        <chart:plot-area chart:style-name="ch3" table:cell-range-address="Sheet1.B14:Sheet1.K24" chart:data-source-has-labels="both" svg:x="1.522cm" svg:y="0.302cm" svg:width="18.628cm" svg:height="13.514cm">
          <chartooo:coordinate-region svg:x="2.287cm" svg:y="0.515cm" svg:width="17.863cm" svg:height="11.362cm"/>
          <chart:axis chart:dimension="x" chart:name="primary-x" chart:style-name="ch4" chartooo:axis-type="auto">
            <chartooo:date-scale/>
            <chart:title svg:x="9.841cm" svg:y="14.119cm" chart:style-name="ch5">
              <text:p>Benchmarks</text:p>
            </chart:title>
            <chart:categories table:cell-range-address="Sheet1.C14:Sheet1.K14"/>
          </chart:axis>
          <chart:axis chart:dimension="y" chart:name="primary-y" chart:style-name="ch6">
            <chart:title svg:x="0.451cm" svg:y="7.766cm" chart:style-name="ch7">
              <text:p>Speedup</text:p>
            </chart:title>
            <chart:grid chart:style-name="ch8" chart:class="major"/>
          </chart:axis>
          <chart:series chart:style-name="ch9" chart:values-cell-range-address="Sheet1.C15:Sheet1.K15" chart:label-cell-address="Sheet1.B15:Sheet1.B15" chart:class="chart:bar">
            <chart:data-point chart:repeated="9"/>
          </chart:series>
          <chart:series chart:style-name="ch10" chart:values-cell-range-address="Sheet1.C16:Sheet1.K16" chart:label-cell-address="Sheet1.B16:Sheet1.B16" chart:class="chart:bar">
            <chart:data-point chart:repeated="9"/>
          </chart:series>
          <chart:series chart:style-name="ch11" chart:values-cell-range-address="Sheet1.C17:Sheet1.K17" chart:label-cell-address="Sheet1.B17:Sheet1.B17" chart:class="chart:bar">
            <chart:data-point chart:repeated="9"/>
          </chart:series>
          <chart:series chart:style-name="ch12" chart:values-cell-range-address="Sheet1.C18:Sheet1.K18" chart:label-cell-address="Sheet1.B18:Sheet1.B18" chart:class="chart:bar">
            <chart:data-point chart:repeated="9"/>
          </chart:series>
          <chart:series chart:style-name="ch13" chart:values-cell-range-address="Sheet1.C19:Sheet1.K19" chart:label-cell-address="Sheet1.B19:Sheet1.B19" chart:class="chart:bar">
            <chart:data-point chart:repeated="9"/>
          </chart:series>
          <chart:series chart:style-name="ch14" chart:values-cell-range-address="Sheet1.C20:Sheet1.K20" chart:label-cell-address="Sheet1.B20:Sheet1.B20" chart:class="chart:bar">
            <chart:data-point chart:repeated="9"/>
          </chart:series>
          <chart:series chart:style-name="ch15" chart:values-cell-range-address="Sheet1.C21:Sheet1.K21" chart:label-cell-address="Sheet1.B21:Sheet1.B21" chart:class="chart:bar">
            <chart:data-point chart:repeated="9"/>
          </chart:series>
          <chart:series chart:style-name="ch16" chart:values-cell-range-address="Sheet1.C22:Sheet1.K22" chart:label-cell-address="Sheet1.B22:Sheet1.B22" chart:class="chart:bar">
            <chart:data-point chart:repeated="9"/>
          </chart:series>
          <chart:series chart:style-name="ch17" chart:values-cell-range-address="Sheet1.C23:Sheet1.K23" chart:label-cell-address="Sheet1.B23:Sheet1.B23" chart:class="chart:bar">
            <chart:data-point chart:repeated="9"/>
          </chart:series>
          <chart:series chart:style-name="ch18" chart:values-cell-range-address="Sheet1.C24:Sheet1.K24" chart:label-cell-address="Sheet1.B24:Sheet1.B24" chart:class="chart:ba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6</text:p>
                <draw:g>
                  <svg:desc>Sheet1.C14:Sheet1.K14</svg:desc>
                </draw:g>
              </table:table-cell>
              <table:table-cell office:value-type="string">
                <text:p>graph_s7</text:p>
              </table:table-cell>
              <table:table-cell office:value-type="string">
                <text:p>graph_s8</text:p>
              </table:table-cell>
              <table:table-cell office:value-type="string">
                <text:p>graph_s14</text:p>
              </table:table-cell>
              <table:table-cell office:value-type="string">
                <text:p>graph_s17</text:p>
              </table:table-cell>
              <table:table-cell office:value-type="string">
                <text:p>ssca_s10</text:p>
              </table:table-cell>
              <table:table-cell office:value-type="string">
                <text:p>ssca_s20</text:p>
              </table:table-cell>
              <table:table-cell office:value-type="string">
                <text:p>gups</text:p>
              </table:table-cell>
              <table:table-cell office:value-type="string">
                <text:p>astar</text:p>
              </table:table-cell>
            </table:table-row>
          </table:table-header-rows>
          <table:table-rows>
            <table:table-row>
              <table:table-cell office:value-type="string">
                <text:p>1ch (CPU)</text:p>
                <draw:g>
                  <svg:desc>Sheet1.B15:Sheet1.B15</svg:desc>
                </draw:g>
              </table:table-cell>
              <table:table-cell office:value-type="float" office:value="1">
                <text:p>1</text:p>
                <draw:g>
                  <svg:desc>Sheet1.C15:Sheet1.K1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ch (Perfect PIM)</text:p>
                <draw:g>
                  <svg:desc>Sheet1.B16:Sheet1.B16</svg:desc>
                </draw:g>
              </table:table-cell>
              <table:table-cell office:value-type="float" office:value="1.31305984205744">
                <text:p>1.31305984205744</text:p>
                <draw:g>
                  <svg:desc>Sheet1.C16:Sheet1.K16</svg:desc>
                </draw:g>
              </table:table-cell>
              <table:table-cell office:value-type="float" office:value="1.34082401302406">
                <text:p>1.34082401302406</text:p>
              </table:table-cell>
              <table:table-cell office:value-type="float" office:value="1.39759092566623">
                <text:p>1.39759092566623</text:p>
              </table:table-cell>
              <table:table-cell office:value-type="float" office:value="2.34524358627932">
                <text:p>2.34524358627932</text:p>
              </table:table-cell>
              <table:table-cell office:value-type="float" office:value="2.03635126619925">
                <text:p>2.0363512661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4524358627932">
                <text:p>2.34524358627932</text:p>
              </table:table-cell>
              <table:table-cell office:value-type="float" office:value="1.95713917522054">
                <text:p>1.95713917522054</text:p>
              </table:table-cell>
            </table:table-row>
            <table:table-row>
              <table:table-cell office:value-type="string">
                <text:p>PIM1-16(miss)</text:p>
                <draw:g>
                  <svg:desc>Sheet1.B17:Sheet1.B17</svg:desc>
                </draw:g>
              </table:table-cell>
              <table:table-cell office:value-type="float" office:value="1.07232843956261">
                <text:p>1.07232843956261</text:p>
                <draw:g>
                  <svg:desc>Sheet1.C17:Sheet1.K17</svg:desc>
                </draw:g>
              </table:table-cell>
              <table:table-cell office:value-type="float" office:value="1.10961524522571">
                <text:p>1.10961524522571</text:p>
              </table:table-cell>
              <table:table-cell office:value-type="float" office:value="1.1532166412316">
                <text:p>1.1532166412316</text:p>
              </table:table-cell>
              <table:table-cell office:value-type="float" office:value="1.94037340723453">
                <text:p>1.94037340723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037340723453">
                <text:p>1.94037340723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2-16(miss)</text:p>
                <draw:g>
                  <svg:desc>Sheet1.B18:Sheet1.B18</svg:desc>
                </draw:g>
              </table:table-cell>
              <table:table-cell office:value-type="float" office:value="1.08523665115839">
                <text:p>1.08523665115839</text:p>
                <draw:g>
                  <svg:desc>Sheet1.C18:Sheet1.K18</svg:desc>
                </draw:g>
              </table:table-cell>
              <table:table-cell office:value-type="float" office:value="1.09641922634064">
                <text:p>1.09641922634064</text:p>
              </table:table-cell>
              <table:table-cell office:value-type="float" office:value="1.14164206517097">
                <text:p>1.14164206517097</text:p>
              </table:table-cell>
              <table:table-cell office:value-type="float" office:value="1.94346279184226">
                <text:p>1.94346279184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346279184226">
                <text:p>1.94346279184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4-16(miss)</text:p>
                <draw:g>
                  <svg:desc>Sheet1.B19:Sheet1.B19</svg:desc>
                </draw:g>
              </table:table-cell>
              <table:table-cell office:value-type="float" office:value="1.07289324230468">
                <text:p>1.07289324230468</text:p>
                <draw:g>
                  <svg:desc>Sheet1.C19:Sheet1.K19</svg:desc>
                </draw:g>
              </table:table-cell>
              <table:table-cell office:value-type="float" office:value="1.10134184552128">
                <text:p>1.10134184552128</text:p>
              </table:table-cell>
              <table:table-cell office:value-type="float" office:value="1.14662251235346">
                <text:p>1.14662251235346</text:p>
              </table:table-cell>
              <table:table-cell office:value-type="float" office:value="1.94062056671173">
                <text:p>1.9406205667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062056671173">
                <text:p>1.94062056671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8-16(miss)</text:p>
                <draw:g>
                  <svg:desc>Sheet1.B20:Sheet1.B20</svg:desc>
                </draw:g>
              </table:table-cell>
              <table:table-cell office:value-type="float" office:value="1.12198566563442">
                <text:p>1.12198566563442</text:p>
                <draw:g>
                  <svg:desc>Sheet1.C20:Sheet1.K20</svg:desc>
                </draw:g>
              </table:table-cell>
              <table:table-cell office:value-type="float" office:value="1.11143496324678">
                <text:p>1.11143496324678</text:p>
              </table:table-cell>
              <table:table-cell office:value-type="float" office:value="1.15745353623399">
                <text:p>1.15745353623399</text:p>
              </table:table-cell>
              <table:table-cell office:value-type="float" office:value="1.93834317317677">
                <text:p>1.93834317317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834317317677">
                <text:p>1.93834317317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1-16</text:p>
                <draw:g>
                  <svg:desc>Sheet1.B21:Sheet1.B21</svg:desc>
                </draw:g>
              </table:table-cell>
              <table:table-cell office:value-type="float" office:value="0.139106711112306">
                <text:p>0.139106711112306</text:p>
                <draw:g>
                  <svg:desc>Sheet1.C21:Sheet1.K21</svg:desc>
                </draw:g>
              </table:table-cell>
              <table:table-cell office:value-type="float" office:value="0.139621282233778">
                <text:p>0.139621282233778</text:p>
              </table:table-cell>
              <table:table-cell office:value-type="float" office:value="0.148948627856646">
                <text:p>0.148948627856646</text:p>
              </table:table-cell>
              <table:table-cell office:value-type="float" office:value="0.208213897396978">
                <text:p>0.208213897396978</text:p>
              </table:table-cell>
              <table:table-cell office:value-type="float" office:value="0.383472888216274">
                <text:p>0.383472888216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213897396978">
                <text:p>0.208213897396978</text:p>
              </table:table-cell>
              <table:table-cell office:value-type="float" office:value="1.13030189883903">
                <text:p>1.13030189883903</text:p>
              </table:table-cell>
            </table:table-row>
            <table:table-row>
              <table:table-cell office:value-type="string">
                <text:p>PIM2-16</text:p>
                <draw:g>
                  <svg:desc>Sheet1.B22:Sheet1.B22</svg:desc>
                </draw:g>
              </table:table-cell>
              <table:table-cell office:value-type="float" office:value="0.139106711112306">
                <text:p>0.139106711112306</text:p>
                <draw:g>
                  <svg:desc>Sheet1.C22:Sheet1.K22</svg:desc>
                </draw:g>
              </table:table-cell>
              <table:table-cell office:value-type="float" office:value="0.140246318074672">
                <text:p>0.140246318074672</text:p>
              </table:table-cell>
              <table:table-cell office:value-type="float" office:value="0.148759861505572">
                <text:p>0.148759861505572</text:p>
              </table:table-cell>
              <table:table-cell office:value-type="float" office:value="0.207983143236636">
                <text:p>0.207983143236636</text:p>
              </table:table-cell>
              <table:table-cell office:value-type="float" office:value="0.383472888216274">
                <text:p>0.383472888216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7983143236636">
                <text:p>0.207983143236636</text:p>
              </table:table-cell>
              <table:table-cell office:value-type="float" office:value="1.13190932006658">
                <text:p>1.13190932006658</text:p>
              </table:table-cell>
            </table:table-row>
            <table:table-row>
              <table:table-cell office:value-type="string">
                <text:p>PIM4-16</text:p>
                <draw:g>
                  <svg:desc>Sheet1.B23:Sheet1.B23</svg:desc>
                </draw:g>
              </table:table-cell>
              <table:table-cell office:value-type="float" office:value="0.138869921807239">
                <text:p>0.138869921807239</text:p>
                <draw:g>
                  <svg:desc>Sheet1.C23:Sheet1.K23</svg:desc>
                </draw:g>
              </table:table-cell>
              <table:table-cell office:value-type="float" office:value="0.142371608115885">
                <text:p>0.142371608115885</text:p>
              </table:table-cell>
              <table:table-cell office:value-type="float" office:value="0.148278994493073">
                <text:p>0.148278994493073</text:p>
              </table:table-cell>
              <table:table-cell office:value-type="float" office:value="0.208110221408727">
                <text:p>0.208110221408727</text:p>
              </table:table-cell>
              <table:table-cell office:value-type="float" office:value="0.383472888216274">
                <text:p>0.383472888216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110221408727">
                <text:p>0.208110221408727</text:p>
              </table:table-cell>
              <table:table-cell office:value-type="float" office:value="1.13326246968829">
                <text:p>1.13326246968829</text:p>
              </table:table-cell>
            </table:table-row>
            <table:table-row>
              <table:table-cell office:value-type="string">
                <text:p>PIM8-16</text:p>
                <draw:g>
                  <svg:desc>Sheet1.B24:Sheet1.B24</svg:desc>
                </draw:g>
              </table:table-cell>
              <table:table-cell office:value-type="float" office:value="0.141942257196987">
                <text:p>0.141942257196987</text:p>
                <draw:g>
                  <svg:desc>Sheet1.C24:Sheet1.K24</svg:desc>
                </draw:g>
              </table:table-cell>
              <table:table-cell office:value-type="float" office:value="0.144655969596895">
                <text:p>0.144655969596895</text:p>
              </table:table-cell>
              <table:table-cell office:value-type="float" office:value="0.151356077800576">
                <text:p>0.151356077800576</text:p>
              </table:table-cell>
              <table:table-cell office:value-type="float" office:value="0.208989899294119">
                <text:p>0.208989899294119</text:p>
              </table:table-cell>
              <table:table-cell office:value-type="float" office:value="0.383827168780608">
                <text:p>0.38382716878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8989899294119">
                <text:p>0.208989899294119</text:p>
              </table:table-cell>
              <table:table-cell office:value-type="float" office:value="1.13290062887797">
                <text:p>1.132900628877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